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34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0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42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9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715</text:span></text:p>
            <text:p text:style-name="P1"><text:span text:style-name="T2">“</text:span><text:span text:style-name="T2">Jesus, Savior, Pilot M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384cm" svg:height="7.366cm" svg:x="2.032cm" svg:y="0.508cm">
          <draw:text-box>
            <text:p text:style-name="P4"><text:span text:style-name="T3">1.</text:span><text:span text:style-name="T3"><text:tab/></text:span><text:span text:style-name="T4">Jesus, Savior, pilot me</text:span><text:span text:style-name="T4"><text:line-break/></text:span><text:span text:style-name="T4">Over life’s tempestuous sea;</text:span><text:span text:style-name="T4"><text:line-break/></text:span><text:span text:style-name="T4">Unknown waves before me roll,</text:span><text:span text:style-name="T4"><text:line-break/></text:span><text:span text:style-name="T4">Hiding rock and treach’rous shoal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4.638cm" svg:height="4.064cm" svg:x="1.571cm" svg:y="0.528cm">
          <draw:text-box>
            <text:p text:style-name="P4"><text:span text:style-name="T4">Chart and compass come from Thee.</text:span><text:span text:style-name="T4"><text:line-break/></text:span><text:span text:style-name="T4">Jesus, Savior, pilo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Hymn_25_20template" presentation:presentation-page-layout-name="AL1T0">
        <draw:frame draw:style-name="gr5" draw:text-style-name="P7" draw:layer="layout" svg:width="24.384cm" svg:height="7.597cm" svg:x="1.778cm" svg:y="0.508cm">
          <draw:text-box>
            <text:p text:style-name="P6"><text:span text:style-name="T5">2. </text:span><text:span text:style-name="T6">As a mother stills her child,</text:span><text:span text:style-name="T6"><text:line-break/></text:span><text:span text:style-name="T6">Thou canst hush the ocean wild;</text:span><text:span text:style-name="T6"><text:line-break/></text:span><text:span text:style-name="T6">Boist’rous waves obey Thy will</text:span><text:span text:style-name="T6"><text:line-break/></text:span><text:span text:style-name="T6">When Thou say’st to them, “Be still!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7" draw:layer="layout" svg:width="24.384cm" svg:height="4.295cm" svg:x="1.778cm" svg:y="0.508cm">
          <draw:text-box>
            <text:p text:style-name="P6"><text:span text:style-name="T6">Wondrous Sov’reign of the sea,</text:span><text:span text:style-name="T6"><text:line-break/></text:span><text:span text:style-name="T6">Jesus, Savior, pilo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Hymn_25_20template" presentation:presentation-page-layout-name="AL1T0">
        <draw:frame draw:style-name="gr7" draw:text-style-name="P10" draw:layer="layout" svg:width="24.384cm" svg:height="7.153cm" svg:x="1.829cm" svg:y="0.508cm">
          <draw:text-box>
            <text:p text:style-name="P8"><text:span text:style-name="T5">3. </text:span><text:span text:style-name="T6">When at last I near the shore</text:span></text:p>
            <text:p text:style-name="P9"><text:span text:style-name="T6">And the fearful breakers roar</text:span><text:span text:style-name="T6"><text:line-break/></text:span><text:span text:style-name="T6">Twixt me and the peaceful rest,</text:span><text:span text:style-name="T6"><text:line-break/></text:span><text:span text:style-name="T6">Then, while leaning on the Thy breast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Hymn_25_20template" presentation:presentation-page-layout-name="AL1T0">
        <draw:frame draw:style-name="gr8" draw:text-style-name="P12" draw:layer="layout" svg:width="24.384cm" svg:height="8.677cm" svg:x="1.778cm" svg:y="0.508cm">
          <draw:text-box>
            <text:p text:style-name="P9"><text:span text:style-name="T6">May I hear Thee say to me,</text:span><text:span text:style-name="T6"><text:line-break/></text:span><text:span text:style-name="T6">“Fear not, I will pilot thee.”</text:span></text:p>
            <text:p text:style-name="P11"><text:span text:style-name="T7"/></text:p>
            <text:p text:style-name="P11"><text:span text:style-name="T8"/></text:p>
            <text:p text:style-name="P11"><text:span text:style-name="T8"/></text:p>
            <text:p text:style-name="P11"><text:span text:style-name="T8"><text:s text:c="5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4:45:05.001000000</meta:creation-date>
    <dc:title>Hymn template</dc:title>
    <meta:editing-duration>PT22M14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29T13:47:01.515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6-18T14:45:03.644000000"/>
  </office:meta>
</office:document-meta>
</file>